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sans-serif"/>
  </office:font-face-decls>
  <office:automatic-styles>
    <style:style style:name="P1" style:family="paragraph" style:parent-style-name="Footnote">
      <style:text-properties officeooo:rsid="000dc895" officeooo:paragraph-rsid="000dc895"/>
    </style:style>
    <style:style style:name="P2" style:family="paragraph" style:parent-style-name="Footnote">
      <style:text-properties officeooo:rsid="0012434f" officeooo:paragraph-rsid="0012434f"/>
    </style:style>
    <style:style style:name="P3" style:family="paragraph" style:parent-style-name="Footnote">
      <style:text-properties officeooo:rsid="0015d0b3" officeooo:paragraph-rsid="0015d0b3"/>
    </style:style>
    <style:style style:name="P4" style:family="paragraph" style:parent-style-name="Footnote">
      <style:text-properties officeooo:rsid="001bc64f" officeooo:paragraph-rsid="001bc64f"/>
    </style:style>
    <style:style style:name="P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7de58" officeooo:paragraph-rsid="0009ca9f"/>
    </style:style>
    <style:style style:name="P6" style:family="paragraph" style:parent-style-name="Standard" style:list-style-name="L2">
      <loext:graphic-properties draw:fill-gradient-name="gradient" draw:fill-hatch-name="hatch"/>
      <style:paragraph-properties fo:margin-left="0cm" fo:margin-right="0cm" fo:text-align="justify" style:justify-single-word="false" fo:text-indent="0.4cm" style:auto-text-indent="false"/>
      <style:text-properties fo:font-weight="normal" officeooo:rsid="000bcf96" officeooo:paragraph-rsid="000bcf96" style:font-weight-asian="normal" style:font-weight-complex="normal"/>
    </style:style>
    <style:style style:name="P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0dc895" officeooo:paragraph-rsid="000dc895" style:font-weight-asian="normal" style:font-weight-complex="normal"/>
    </style:style>
    <style:style style:name="P8" style:family="paragraph" style:parent-style-name="Standard" style:list-style-name="L3">
      <loext:graphic-properties draw:fill-gradient-name="gradient" draw:fill-hatch-name="hatch"/>
      <style:paragraph-properties fo:margin-left="0cm" fo:margin-right="0cm" fo:text-align="justify" style:justify-single-word="false" fo:text-indent="0.4cm" style:auto-text-indent="false"/>
      <style:text-properties fo:font-weight="normal" officeooo:rsid="000dc895" officeooo:paragraph-rsid="000dc895" style:font-weight-asian="normal" style:font-weight-complex="normal"/>
    </style:style>
    <style:style style:name="P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145cd" officeooo:paragraph-rsid="001145cd" style:font-weight-asian="normal" style:font-weight-complex="normal"/>
    </style:style>
    <style:style style:name="P1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5d0b3" officeooo:paragraph-rsid="0015d0b3" style:font-weight-asian="normal" style:font-weight-complex="normal"/>
    </style:style>
    <style:style style:name="P11"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a89b1" officeooo:paragraph-rsid="001a89b1" style:font-weight-asian="normal" style:font-weight-complex="normal"/>
    </style:style>
    <style:style style:name="P1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bc64f" officeooo:paragraph-rsid="001bc64f" style:font-weight-asian="normal" style:font-weight-complex="normal"/>
    </style:style>
    <style:style style:name="P13"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232b41" officeooo:paragraph-rsid="00232b41" style:font-weight-asian="normal" style:font-weight-complex="normal"/>
    </style:style>
    <style:style style:name="P14"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95396"/>
    </style:style>
    <style:style style:name="P1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9ca9f"/>
    </style:style>
    <style:style style:name="P1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7de58"/>
    </style:style>
    <style:style style:name="P1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ca9f" officeooo:paragraph-rsid="0009ca9f"/>
    </style:style>
    <style:style style:name="P18" style:family="paragraph" style:parent-style-name="Standard">
      <loext:graphic-properties draw:fill-gradient-name="gradient" draw:fill-hatch-name="hatch"/>
      <style:paragraph-properties fo:margin-left="0cm" fo:margin-right="0cm" fo:text-align="justify" style:justify-single-word="false" fo:text-indent="0cm" style:auto-text-indent="false" fo:break-before="page"/>
      <style:text-properties officeooo:rsid="0009ca9f" officeooo:paragraph-rsid="0009ca9f"/>
    </style:style>
    <style:style style:name="P1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ab-stops/>
      </style:paragraph-properties>
      <style:text-properties officeooo:rsid="0009ca9f" officeooo:paragraph-rsid="0009ca9f"/>
    </style:style>
    <style:style style:name="P2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ca9f" officeooo:paragraph-rsid="000bcf96"/>
    </style:style>
    <style:style style:name="P2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09ca9f" officeooo:paragraph-rsid="0009ca9f" style:font-weight-asian="bold" style:font-weight-complex="bold"/>
    </style:style>
    <style:style style:name="P2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09ca9f" officeooo:paragraph-rsid="000bcf96" style:font-weight-asian="bold" style:font-weight-complex="bold"/>
    </style:style>
    <style:style style:name="P23"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09ca9f" officeooo:paragraph-rsid="000bcf96" style:font-weight-asian="bold" style:font-weight-complex="bold"/>
    </style:style>
    <style:style style:name="P24"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1145cd" officeooo:paragraph-rsid="001145cd" style:font-weight-asian="bold" style:font-weight-complex="bold"/>
    </style:style>
    <style:style style:name="P2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1914de" officeooo:paragraph-rsid="001914de" style:font-weight-asian="bold" style:font-weight-complex="bold"/>
    </style:style>
    <style:style style:name="P2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1a89b1" officeooo:paragraph-rsid="001a89b1" style:font-weight-asian="bold" style:font-weight-complex="bold"/>
    </style:style>
    <style:style style:name="P2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232b41" officeooo:paragraph-rsid="00232b41" style:font-weight-asian="bold" style:font-weight-complex="bold"/>
    </style:style>
    <style:style style:name="P28"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style:text-underline-style="solid" style:text-underline-width="auto" style:text-underline-color="font-color" officeooo:rsid="00095396" officeooo:paragraph-rsid="0009ca9f"/>
    </style:style>
    <style:style style:name="P2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a7d8d" officeooo:paragraph-rsid="000a7d8d"/>
    </style:style>
    <style:style style:name="P3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fo:font-weight="normal" officeooo:rsid="001a89b1" officeooo:paragraph-rsid="001a89b1" style:font-style-asian="italic" style:font-weight-asian="normal" style:font-style-complex="italic" style:font-weight-complex="normal"/>
    </style:style>
    <style:style style:name="P31" style:family="paragraph" style:parent-style-name="Standard">
      <loext:graphic-properties draw:fill-gradient-name="gradient" draw:fill-hatch-name="hatch"/>
      <style:paragraph-properties fo:margin-left="0cm" fo:margin-right="0cm" fo:text-align="center" style:justify-single-word="false" fo:text-indent="0.4cm" style:auto-text-indent="false"/>
      <style:text-properties fo:font-style="italic" fo:font-weight="normal" officeooo:rsid="001a89b1" officeooo:paragraph-rsid="001a89b1" style:font-style-asian="italic" style:font-weight-asian="normal" style:font-style-complex="italic" style:font-weight-complex="normal"/>
    </style:style>
    <style:style style:name="P3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fo:font-weight="normal" officeooo:rsid="001e22b5" officeooo:paragraph-rsid="001e22b5" style:font-style-asian="italic" style:font-weight-asian="normal" style:font-style-complex="italic" style:font-weight-complex="normal"/>
    </style:style>
    <style:style style:name="P33" style:family="paragraph" style:parent-style-name="Standard">
      <loext:graphic-properties draw:fill-gradient-name="gradient" draw:fill-hatch-name="hatch"/>
      <style:paragraph-properties fo:margin-left="0cm" fo:margin-right="0cm" fo:text-align="center" style:justify-single-word="false" fo:text-indent="0.4cm" style:auto-text-indent="false"/>
      <style:text-properties fo:font-style="italic" fo:font-weight="normal" officeooo:rsid="001e22b5" officeooo:paragraph-rsid="001e22b5" style:font-style-asian="italic" style:font-weight-asian="normal" style:font-style-complex="italic" style:font-weight-complex="normal"/>
    </style:style>
    <style:style style:name="P34" style:family="paragraph" style:parent-style-name="Standard">
      <loext:graphic-properties draw:fill-gradient-name="gradient" draw:fill-hatch-name="hatch"/>
      <style:paragraph-properties fo:margin-left="0cm" fo:margin-right="0cm" fo:text-align="center" style:justify-single-word="false" fo:text-indent="0cm" style:auto-text-indent="false"/>
      <style:text-properties fo:font-style="italic" fo:font-weight="normal" officeooo:rsid="001f4c64" officeooo:paragraph-rsid="001f4c64" style:font-style-asian="italic" style:font-weight-asian="normal" style:font-style-complex="italic" style:font-weight-complex="normal"/>
    </style:style>
    <style:style style:name="P35"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fo:font-style="italic" fo:font-weight="normal" officeooo:rsid="001f4c64" officeooo:paragraph-rsid="001f4c64" style:font-style-asian="italic" style:font-weight-asian="normal" style:font-style-complex="italic" style:font-weight-complex="normal"/>
    </style:style>
    <style:style style:name="P36" style:family="paragraph" style:parent-style-name="Standard">
      <loext:graphic-properties draw:fill-gradient-name="gradient" draw:fill-hatch-name="hatch"/>
      <style:paragraph-properties fo:margin-left="0cm" fo:margin-right="0cm" fo:text-align="center" style:justify-single-word="false" fo:text-indent="0cm" style:auto-text-indent="false">
        <style:tab-stops/>
      </style:paragraph-properties>
      <style:text-properties fo:font-style="italic" fo:font-weight="normal" officeooo:rsid="0022db1e" officeooo:paragraph-rsid="0022db1e" style:font-style-asian="italic" style:font-weight-asian="normal" style:font-style-complex="italic" style:font-weight-complex="normal"/>
    </style:style>
    <style:style style:name="P3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normal" fo:font-weight="normal" officeooo:rsid="001bc64f" officeooo:paragraph-rsid="001bc64f" style:font-style-asian="normal" style:font-weight-asian="normal" style:font-style-complex="normal" style:font-weight-complex="normal"/>
    </style:style>
    <style:style style:name="P38"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normal" fo:font-weight="normal" officeooo:rsid="001e22b5" officeooo:paragraph-rsid="001e22b5" style:font-style-asian="normal" style:font-weight-asian="normal" style:font-style-complex="normal" style:font-weight-complex="normal"/>
    </style:style>
    <style:style style:name="P3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1e22b5" officeooo:paragraph-rsid="001e22b5" style:font-style-asian="normal" style:font-weight-asian="normal" style:font-style-complex="normal" style:font-weight-complex="normal"/>
    </style:style>
    <style:style style:name="P4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1f4c64" officeooo:paragraph-rsid="001f4c64" style:font-style-asian="normal" style:font-weight-asian="normal" style:font-style-complex="normal" style:font-weight-complex="normal"/>
    </style:style>
    <style:style style:name="P4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fo:font-style="normal" fo:font-weight="normal" officeooo:rsid="001f4c64" officeooo:paragraph-rsid="001f4c64" style:font-style-asian="normal" style:font-weight-asian="normal" style:font-style-complex="normal" style:font-weight-complex="normal"/>
    </style:style>
    <style:style style:name="P4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205a6f" officeooo:paragraph-rsid="00205a6f" style:font-style-asian="normal" style:font-weight-asian="normal" style:font-style-complex="normal" style:font-weight-complex="normal"/>
    </style:style>
    <style:style style:name="P43"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22db1e" officeooo:paragraph-rsid="0022db1e" style:font-style-asian="normal" style:font-weight-asian="normal" style:font-style-complex="normal" style:font-weight-complex="normal"/>
    </style:style>
    <style:style style:name="P44"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2db1e" officeooo:paragraph-rsid="0022db1e" style:font-style-asian="normal" style:font-weight-asian="normal" style:font-style-complex="normal" style:font-weight-complex="normal"/>
    </style:style>
    <style:style style:name="P45"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2db1e" officeooo:paragraph-rsid="0022db1e" style:font-style-asian="normal" style:font-weight-asian="normal" style:font-style-complex="normal" style:font-weight-complex="normal"/>
    </style:style>
    <style:style style:name="P46"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47" style:family="paragraph" style:parent-style-name="Standard">
      <loext:graphic-properties draw:fill-gradient-name="gradient" draw:fill-hatch-name="hatch"/>
      <style:paragraph-properties fo:text-align="start"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48" style:family="paragraph" style:parent-style-name="Standard" style:list-style-name="L5">
      <loext:graphic-properties draw:fill-gradient-name="gradient" draw:fill-hatch-name="hatch"/>
      <style:paragraph-properties fo:text-align="start"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49" style:family="paragraph" style:parent-style-name="Standard" style:list-style-name="L6">
      <loext:graphic-properties draw:fill-gradient-name="gradient" draw:fill-hatch-name="hatch"/>
      <style:paragraph-properties fo:text-align="start"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50" style:family="paragraph" style:parent-style-name="Standard" style:list-style-name="L7">
      <loext:graphic-properties draw:fill-gradient-name="gradient" draw:fill-hatch-name="hatch"/>
      <style:paragraph-properties fo:text-align="start"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51" style:family="paragraph" style:parent-style-name="Standard" style:list-style-name="L8">
      <loext:graphic-properties draw:fill-gradient-name="gradient" draw:fill-hatch-name="hatch"/>
      <style:paragraph-properties fo:text-align="start"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5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bold" officeooo:rsid="00232b41" officeooo:paragraph-rsid="00232b41" style:font-style-asian="normal" style:font-weight-asian="bold" style:font-style-complex="normal" style:font-weight-complex="bold"/>
    </style:style>
    <style:style style:name="P53"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bold" officeooo:rsid="00247e4d" officeooo:paragraph-rsid="00247e4d" style:font-style-asian="normal" style:font-weight-asian="bold" style:font-style-complex="normal" style:font-weight-complex="bold"/>
    </style:style>
    <style:style style:name="P54" style:family="paragraph" style:parent-style-name="Standard" style:list-style-name="L4">
      <loext:graphic-properties draw:fill-gradient-name="gradient" draw:fill-hatch-name="hatch"/>
      <style:paragraph-properties fo:text-align="start" style:justify-single-word="false">
        <style:tab-stops/>
      </style:paragraph-properties>
      <style:text-properties officeooo:paragraph-rsid="00247e4d"/>
    </style:style>
    <style:style style:name="T1" style:family="text">
      <style:text-properties officeooo:rsid="00095396"/>
    </style:style>
    <style:style style:name="T2" style:family="text">
      <style:text-properties officeooo:rsid="0009ca9f"/>
    </style:style>
    <style:style style:name="T3" style:family="text">
      <style:text-properties fo:font-weight="bold" style:font-weight-asian="bold" style:font-weight-complex="bold"/>
    </style:style>
    <style:style style:name="T4" style:family="text">
      <style:text-properties fo:font-weight="bold" officeooo:rsid="0009ca9f" style:font-weight-asian="bold" style:font-weight-complex="bold"/>
    </style:style>
    <style:style style:name="T5" style:family="text">
      <style:text-properties fo:font-style="normal" fo:font-weight="normal" officeooo:rsid="00247e4d" style:font-style-asian="normal" style:font-weight-asian="normal" style:font-style-complex="normal" style:font-weight-complex="normal"/>
    </style:style>
    <style:style style:name="T6" style:family="text">
      <style:text-properties officeooo:rsid="000bcf96"/>
    </style:style>
    <style:style style:name="T7" style:family="text">
      <style:text-properties officeooo:rsid="0012434f"/>
    </style:style>
    <style:style style:name="T8" style:family="text">
      <style:text-properties officeooo:rsid="00171a5e"/>
    </style:style>
    <style:style style:name="T9" style:family="text">
      <style:text-properties officeooo:rsid="001916b8"/>
    </style:style>
    <style:style style:name="T10" style:family="text">
      <style:text-properties fo:font-size="10pt" style:font-size-asian="10pt" style:font-size-complex="10pt"/>
    </style:style>
    <style:style style:name="T11" style:family="text">
      <style:text-properties fo:font-size="10pt" officeooo:rsid="001d356b" style:font-size-asian="10pt" style:font-size-complex="10pt"/>
    </style:style>
    <style:style style:name="T12" style:family="text">
      <style:text-properties officeooo:rsid="001e1b91"/>
    </style:style>
    <style:style style:name="T13" style:family="text">
      <style:text-properties officeooo:rsid="00213061"/>
    </style:style>
    <style:style style:name="T14" style:family="text">
      <style:text-properties officeooo:rsid="0022db1e"/>
    </style:style>
    <style:style style:name="T15" style:family="text">
      <style:text-properties officeooo:rsid="00247e4d"/>
    </style:style>
    <style:style style:name="T16" style:family="text">
      <style:text-properties officeooo:rsid="0025b19c"/>
    </style:style>
    <style:style style:name="T17" style:family="text">
      <style:text-properties officeooo:rsid="0025c964"/>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INTRODUCCIÓN</text:span> </text:p>
      <text:p text:style-name="P14"/>
      <text:p text:style-name="P5"><text:span text:style-name="T1">El presente trabajo recoge los aspectos referentes a la movilidad funcional y movilidad geográfica recogidos en l</text:span>a Resolución de 13 de julio de 2023, de la Dirección General de Trabajo, por la que se registra y publica el XVIII <text:span text:style-name="T1">Convenio colectivo estatal de empresas de consultoría, tecnologías de la información y estudios de mercado y de la opinión públic</text:span><text:span text:style-name="T9">a</text:span><text:span text:style-name="T1">.</text:span></text:p>
      <text:p text:style-name="P5"/>
      <text:p text:style-name="P15">El objetivo es sintetizar los mencionados aspectos, así como relacionarlos con el Estatuto de los Trabajadores, recogido en el Real Decreto Legislativo 2/2015, de 23 de octubre, por el que se aprueba el texto refundido de la Ley del Estatuto de los Trabajadores<text:note text:id="ftn6" text:note-class="footnote"><text:note-citation>1</text:note-citation><text:note-body><text:p text:style-name="P4">De ahora en adelante, y por facilitar la comodidad en la lectura, cada vez que se haga referencia a “el Estatuto” o a “el convenio colectivo” se estar<text:span text:style-name="T10">á haciendo referencia a estos dos textos legales mencionados, </text:span><text:span text:style-name="T11">salvo que se nombre expresamente otro</text:span><text:span text:style-name="T10">.</text:span></text:p></text:note-body></text:note>.</text:p>
      <text:p text:style-name="P28"/>
      <text:p text:style-name="P17"/>
      <text:p text:style-name="P16"/>
      <text:p text:style-name="P14"/>
      <text:p text:style-name="P14"><text:span text:style-name="T3">Palabras Clave:</text:span> movilidad funcional, <text:span text:style-name="T2">movilidad geográfica, convenio colectivo estatal de empresas de consultoría, tecnologías de la información, estudios de mercado y de la opinión pública, convenio colectivo.</text:span></text:p>
      <text:p text:style-name="P14"/>
      <text:p text:style-name="P18"><text:span text:style-name="T3">1. DEFINICIONES</text:span></text:p>
      <text:p text:style-name="P17"/>
      <text:p text:style-name="P21">1.1. DEFINICIÓN DE MOVILIDAD FUNCIONAL</text:p>
      <text:p text:style-name="P17"/>
      <text:p text:style-name="P19">La movilidad funcional es la capacidad de una empresa para asignar a un trabajador tareas o funciones diferentes a las que tiene encomendadas en su contrato de trabajo originalmente<text:note text:id="ftn0" text:note-class="footnote"><text:note-citation>2</text:note-citation><text:note-body><text:p text:style-name="P1">Libro 77</text:p></text:note-body></text:note>.</text:p>
      <text:p text:style-name="P17"/>
      <text:p text:style-name="P17">Existen dos tipos de movilidad funcional:</text:p>
      <text:p text:style-name="P17"/>
      <text:p text:style-name="P23"><text:span text:style-name="T6">1.1.1 </text:span>Movilidad funcional horizontal</text:p>
      <text:p text:style-name="P22"/>
      <text:p text:style-name="P20">Se produce cuando el cambio de funciones se realiza dentro del mismo grupo profesional del trabajador. No implica un cambio de categoría profesional ni de retribución salarial<text:note text:id="ftn1" text:note-class="footnote"><text:note-citation>3</text:note-citation><text:note-body><text:p text:style-name="P1">Libro 77</text:p></text:note-body></text:note>.</text:p>
      <text:p text:style-name="P17"/>
      <text:p text:style-name="P23"><text:span text:style-name="T6">1.1.2. </text:span>Movilidad funcional vertical</text:p>
      <text:p text:style-name="P22"/>
      <text:p text:style-name="P20">Se produce cuando el cambio de funciones se realiza a un grupo profesional superior o inferior al del trabajador. Puede implicar un cambio de categoría profesional y de retribución salarial.</text:p>
      <text:p text:style-name="P17"/>
      <text:p text:style-name="P29">A su vez, la movilidad funcional vertical puede ser <text:span text:style-name="T6">de dos tipos:</text:span></text:p>
      <text:p text:style-name="P29"/>
      <text:list xml:id="list573671110" text:style-name="L2">
        <text:list-item>
          <text:p text:style-name="P6">Ascendente: cuando el trabajador desempeña funciones de categoría superior.</text:p>
        </text:list-item>
        <text:list-item>
          <text:p text:style-name="P6">Descendente: cuando el trabajador desempeña funciones de inferior categoría<text:note text:id="ftn2" text:note-class="footnote"><text:note-citation>4</text:note-citation><text:note-body><text:p text:style-name="P1">Libro 77</text:p></text:note-body></text:note>.</text:p>
        </text:list-item>
      </text:list>
      <text:p text:style-name="P29"/>
      <text:p text:style-name="P17"/>
      <text:p text:style-name="P21">1.2. DEFINICIÓN DE MOVILIDAD GEOGRÁFICA</text:p>
      <text:p text:style-name="P7"/>
      <text:p text:style-name="P7">Es la movilidad que se produce cuando los trabajadores deben prestar sus servicios en un centro de trabajo distinto del que figura en su contrato de trabajo. Debemos distinguir entre dos tipos de movilidad geográfica:</text:p>
      <text:p text:style-name="P7"/>
      <text:list xml:id="list354652000" text:style-name="L3">
        <text:list-item>
          <text:p text:style-name="P8">Traslado: es definitivo e implica un cambio de residencia.</text:p>
        </text:list-item>
        <text:list-item>
          <text:p text:style-name="P8">Es temporal; puede exigir residir en población distinta de la habitual<text:note text:id="ftn3" text:note-class="footnote"><text:note-citation>5</text:note-citation><text:note-body><text:p text:style-name="P1">Libro 78</text:p></text:note-body></text:note>.</text:p>
        </text:list-item>
      </text:list>
      <text:p text:style-name="P7"/>
      <text:p text:style-name="P7"/>
      <text:p text:style-name="P24">2. REGULACIÓN LEGAL DE LA MOVILIDAD FUNCIONAL Y GEOGRÁFICA</text:p>
      <text:p text:style-name="P7"/>
      <text:p text:style-name="P9">Estas se encuentran reguladas, ambas, en el Real Decreto Legislativo 2/2015, de 23 de octubre, por el que se aprueba el texto refundido de la Ley del Estatuto de los Trabajadores<text:note text:id="ftn4" text:note-class="footnote"><text:note-citation>6</text:note-citation><text:note-body><text:p text:style-name="P2">Estatuto de los trabajadores.</text:p></text:note-body></text:note>. En concreto, el Capítulo III (Modificación, suspensión y extinción del contrato de trabajo), Sección 1ª (Movilidad funcional y geográfica), <text:span text:style-name="T7">artículos 39 y 40, se encargan de regular estas modificaciones en las condiciones de trabajo (Ver anexo I).</text:span></text:p>
      <text:p text:style-name="P9"/>
      <text:p text:style-name="P10">Los convenios de los diversos sectores existentes en España desarrollan en su determinado ámbito este texto. Para este trabajo, el que nos interesa es el convenio colectivo estatal de empresas de consultoría, tecnologías de la información y estudios de mercado y de la opinión pública<text:note text:id="ftn5" text:note-class="footnote"><text:note-citation>7</text:note-citation><text:note-body><text:p text:style-name="P3">Convenio colectivo</text:p></text:note-body></text:note>, que en sus artículos 18 y 19, recogidos en el Capítulo Preliminar, se encargan de llevar a cabo el <text:soft-page-break/>mencionado desarrollo del Estatuto. Además, los artículos 26 y 30, aunque no estén directamente relacionados con la movilidad (el primero es el artículo que trata de la protección de la maternidad, y el segundo las dietas y desplazamientos), sí que hacen mención expresa a la movilidad funcional, el primero, y a la movilidad geográfica el segundo <text:span text:style-name="T8">(Ver Anexo II)</text:span>.</text:p>
      <text:p text:style-name="P10"/>
      <text:p text:style-name="P10"/>
      <text:p text:style-name="P25">3. DESARROLLO DE LA REGULACIÓN LEGAL EN EL CONVENIO COLECTIVO</text:p>
      <text:p text:style-name="P25"/>
      <text:p text:style-name="P26">3.1. LA MOVILIDAD FUNCIONAL EN EL CONVENIO COLECTIVO</text:p>
      <text:p text:style-name="P26"/>
      <text:p text:style-name="P11">Como ya se mencionó en el apartado anterior, el convenio colectivo al que hace referencia el presente trabajo trata la movilidad funcional directamente en su<text:span text:style-name="T13">s</text:span> artículo<text:span text:style-name="T13">s</text:span> 18 <text:span text:style-name="T13">y 19</text:span>. <text:span text:style-name="T14">En concreto, el artículo 18 se encarga de regular la movilidad ascendente, frente a la movilidad funcional descendente regulada en el artículo siguiente.</text:span></text:p>
      <text:p text:style-name="P11"/>
      <text:p text:style-name="P12"/>
      <text:p text:style-name="P27">3.1.1 MOVILIDAD FUNCIONAL ASCENDENTE EN EL CONVENIO COLECTIVO</text:p>
      <text:p text:style-name="P13"/>
      <text:p text:style-name="P12">En <text:span text:style-name="T13">el artículo 18</text:span>, en su primer punto, se expresa lo siguiente: </text:p>
      <text:p text:style-name="P26"/>
      <text:p text:style-name="P31">Cuando existan razones técnicas y organizativas y por el tiempo imprescindible para su atención, la persona trabajadora que posea la titulación académica o profesional necesaria podrá realizar cometidos del Grupo o Nivel superior al que esté asignada, percibiendo mensualmente como complemento la doceava parte de la diferencia entre el salario anual correspondiente al Grupo o Nivel superior y el del Grupo o Nivel de la persona trabajadora.</text:p>
      <text:p text:style-name="P30"/>
      <text:p text:style-name="P37">Esto hace referencia <text:span text:style-name="T12">directa </text:span>al artículo 39 del Estatuto <text:span text:style-name="T12">de los trabajadores, apartados 1 y 2.</text:span></text:p>
      <text:p text:style-name="P37"/>
      <text:p text:style-name="P38">Continúa diciendo:</text:p>
      <text:p text:style-name="P38"/>
      <text:p text:style-name="P33">No cabrá invocar como causa de despido objetivo la ineptitud sobrevenida o la falta de adaptación en los supuestos de realización de funciones distintas de las habituales como consecuencia de la movilidad funcional.</text:p>
      <text:p text:style-name="P33"/>
      <text:p text:style-name="P33">Esta situación, podrá prolongarse por un máximo de seis meses, consecutivos o no, al cabo de los cuales deberá reintegrarse al trabajo de su grupo y nivel profesional o ser ascendida a la superior.</text:p>
      <text:p text:style-name="P32"/>
      <text:p text:style-name="P39">Mismo periodo este de 6 meses es el mencionado en el Estatuto, cuyos efectos son los mismos en ambos textos legales, al desembocar en la posibilidad de ascenso del trabajador.</text:p>
      <text:p text:style-name="P39"/>
      <text:p text:style-name="P40">El apartado 3 del convenio habla del cómputo de antigüedad:</text:p>
      <text:p text:style-name="P40"/>
      <text:p text:style-name="P34">El tiempo servido en superior grupo y nivel será computado como antigüedad en los mismos, cuando se consolide su asignación en ellos.</text:p>
      <text:p text:style-name="P34"/>
      <text:p text:style-name="P41">Esto es una ampliación a lo dicho en el Estatuto, que no hace referencia a este aspecto. <text:s/>Este sí que hace, sin embargo, referencia al apartado 4 del convenio:</text:p>
      <text:p text:style-name="P41"/>
      <text:p text:style-name="P34">Se exceptúan de lo anteriormente pactado los trabajos de superior categoría que se realicen de acuerdo con la empresa, con objeto de prepararse para el ascenso.</text:p>
      <text:p text:style-name="P35"/>
      <text:p text:style-name="P41"><text:soft-page-break/>Termina el artículo 18 hablando de la movilidad funcional entre áreas:</text:p>
      <text:p text:style-name="P41"/>
      <text:p text:style-name="P34">Sin perjuicio del derecho de la persona trabajadora a percibir el salario que corresponda al puesto de trabajo desempeñado, cuando no se pueda diferenciar temporalmente el trabajo prestado para un mismo Nivel en dos áreas distintas, se encuadrará a la persona en el Área funcionalmente predominante, siendo sometidas las discrepancias que pudieran surgir a la Comisión Mixta Paritaria regulada en el presente convenio.</text:p>
      <text:p text:style-name="P40"/>
      <text:p text:style-name="P42">Se regula así un vacío que queda huérfano con solo lo recogido en el Estatuto respecto a estos supuestos.</text:p>
      <text:p text:style-name="P42"/>
      <text:p text:style-name="P43"/>
      <text:p text:style-name="P52">3.1.2 MOVILIDAD FUNCIONAL DESCENDENTE EN EL CONVENIO COLECTIVO</text:p>
      <text:p text:style-name="P52"/>
      <text:p text:style-name="P44">El artículo 19, por su parte, <text:span text:style-name="T15">dice lo siguiente, referido a la movilidad descendente de los trabajadores del sector:</text:span></text:p>
      <text:p text:style-name="P44"/>
      <text:p text:style-name="P36"><text:span text:style-name="T15">C</text:span>onforme al vigente artículo 39.2 del Estatuto de los Trabajadores, la movilidad funcional para la realización de funciones de inferior grupo o nivel, no correspondientes al grupo y nivel de la persona trabajadora solo será posible si existen, además, razones técnicas u organizativas que la justifiquen y por el tiempo imprescindible para su atención. El empresario deberá comunicar su decisión y las razones de ésta a los representantes de las personas trabajadoras.</text:p>
      <text:p text:style-name="P36"/>
      <text:p text:style-name="P46">Hay, por tanto, poca modificación en el convenio en este aspecto, y parece más bien una ratificación de lo ya dicho en el Estatuto. Sin embargo, conviene hacer un pequeño resumen comparando las similitudes y diferencias entre los dos mencionados artículos del convenio y lo dicho en el artículo 39 del Estatuto.</text:p>
      <text:p text:style-name="P46"/>
      <text:p text:style-name="P53">3.1.3. SIMILITUDES Y DIFERENCIAS ENTRE ESTATUTO Y CONVENIO RESPECTO A LA MOVILIDAD FUNCIONAL</text:p>
      <text:p text:style-name="P53"/>
      <text:p text:style-name="P53">Requisitos para la movilidad funcional:</text:p>
      <text:p text:style-name="P46"/>
      <text:list xml:id="list2599075993" text:style-name="L4">
        <text:list-item>
          <text:p text:style-name="P54"><text:span text:style-name="T5">Ambos documentos establecen que la movilidad funcional, ya sea hacia funciones superiores o inferiores, debe basarse en razones técnicas u organizativas que la justifiquen.</text:span></text:p>
          <text:p text:style-name="P54"><text:span text:style-name="T5"/></text:p>
        </text:list-item>
        <text:list-item>
          <text:p text:style-name="P54"><text:span text:style-name="T5">Se requiere comunicar por escrito la decisión de movilidad funcional y las razones que la motivan tanto a la persona trabajadora como a los representantes legales o sindicales.</text:span></text:p>
        </text:list-item>
      </text:list>
      <text:p text:style-name="P46"/>
      <text:p text:style-name="P53">Compensación económica:</text:p>
      <text:p text:style-name="P46"/>
      <text:list xml:id="list2117627780" text:style-name="L5">
        <text:list-item>
          <text:p text:style-name="P48">El convenio establece que si una persona trabajadora realiza cometidos de un grupo o nivel superior, recibirá un complemento salarial mensual equivalente a la diferencia entre el salario anual correspondiente al grupo o nivel superior y el salario del grupo o nivel de la persona trabajadora.</text:p>
          <text:p text:style-name="P48"/>
        </text:list-item>
        <text:list-item>
          <text:p text:style-name="P48">El Estatuto de los Trabajadores no especifica directamente la compensación económica, pero garantiza que el trabajador recibirá la retribución correspondiente a las funciones que efectivamente realice.</text:p>
        </text:list-item>
      </text:list>
      <text:p text:style-name="P46"/>
      <text:p text:style-name="P53">Duración de la movilidad funcional:</text:p>
      <text:p text:style-name="P46"/>
      <text:list xml:id="list2972765039" text:style-name="L6">
        <text:list-item>
          <text:p text:style-name="P49"><text:soft-page-break/>Tanto el convenio como el Estatuto establecen un límite de tiempo para la movilidad funcional. En el convenio, se menciona un máximo de seis meses, mientras que el Estatuto establece un período de referencia de seis meses durante un año u ocho durante dos años para reclamar el ascenso o la cobertura de la vacante correspondiente a las funciones realizadas.</text:p>
        </text:list-item>
      </text:list>
      <text:p text:style-name="P47"/>
      <text:p text:style-name="P53">Derecho a reclamar ascenso o cobertura de vacante:</text:p>
      <text:p text:style-name="P46"/>
      <text:list xml:id="list2067887615" text:style-name="L7">
        <text:list-item>
          <text:p text:style-name="P50">Ambos documentos reconocen el derecho del trabajador a reclamar ascenso o la cobertura de la vacante correspondiente a las funciones realizadas durante un período prolongado de movilidad funcional.</text:p>
        </text:list-item>
        <text:list-item>
          <text:p text:style-name="P50">El Estatuto establece un procedimiento específico para este reclamo, incluyendo la posibilidad de acudir a la jurisdicción social en caso de negativa por parte de la empresa.</text:p>
        </text:list-item>
      </text:list>
      <text:p text:style-name="P46"/>
      <text:p text:style-name="P53">Consolidación de la antigüedad y excepciones:</text:p>
      <text:p text:style-name="P46"/>
      <text:list xml:id="list2015608958" text:style-name="L8">
        <text:list-item>
          <text:p text:style-name="P51"><text:span text:style-name="T16">E</text:span>l convenio establece que el tiempo servido en un grupo o nivel superior se contabilizará como antigüedad en esos niveles si se consolida la asignación en ellos.</text:p>
        </text:list-item>
        <text:list-item>
          <text:p text:style-name="P51">Se mencionan excepciones en el convenio, como los trabajos de superior categoría realizados con el fin de prepararse para el ascenso, que no están especificadas en el Estatuto.</text:p>
        </text:list-item>
      </text:list>
      <text:p text:style-name="P46"/>
      <text:p text:style-name="P46"><text:span text:style-name="T16">Podemos concluir, por tanto</text:span>, <text:span text:style-name="T16">que</text:span> el convenio complementa y desarrolla las disposiciones del Estatuto de los Trabajadores en relación con la movilidad funcional, detallando aspectos como la compensación económica, la duración máxima de la movilidad, la consolidación de la antigüedad, y estableciendo <text:span text:style-name="T17">otras </text:span>excepciones específicas.</text:p>
      <text:p text:style-name="P44"/>
      <text:p text:style-name="P44"/>
      <text:p text:style-name="P44"/>
      <text:p text:style-name="P32"/>
      <text:p text:style-name="P32"/>
      <text:p text:style-name="P37"/>
      <text:p text:style-name="P37"/>
      <text:p text:style-name="P26"/>
      <text:p text:style-name="P26">3.2. LA MOVILIDAD GEOGRÁFICA EN EL CONVENIO COLECTIVO</text:p>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44:16.127471346</meta:creation-date>
    <dc:date>2024-02-28T20:05:57.296967538</dc:date>
    <meta:editing-duration>PT1H16M16S</meta:editing-duration>
    <meta:editing-cycles>27</meta:editing-cycles>
    <meta:generator>LibreOffice/7.3.7.2$Linux_X86_64 LibreOffice_project/30$Build-2</meta:generator>
    <meta:document-statistic meta:table-count="0" meta:image-count="0" meta:object-count="0" meta:page-count="5" meta:paragraph-count="70" meta:word-count="1587" meta:character-count="10086" meta:non-whitespace-character-count="8579"/>
  </office:meta>
</office:document-meta>
</file>